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I</mi>
              <mn>0</mn>
            </msub>
            <mrow>
              <mi/>
              <mo stretchy="false">=</mo>
              <mi/>
            </mrow>
            <mfrac>
              <msub>
                <mi>U</mi>
                <mn>0</mn>
              </msub>
              <mrow>
                <mo stretchy="false">∣</mo>
                <mrow>
                  <mi>Z</mi>
                </mrow>
                <mo stretchy="false">∣</mo>
              </mrow>
            </mfrac>
            <mrow>
              <mi/>
              <mo stretchy="false">=</mo>
              <mi/>
            </mrow>
            <mfrac>
              <msub>
                <mi>U</mi>
                <mn>0</mn>
              </msub>
              <msqrt>
                <mrow>
                  <msup>
                    <mi>R</mi>
                    <mn>2</mn>
                  </msup>
                  <mrow>
                    <mi/>
                    <mo stretchy="false">+</mo>
                    <mi/>
                  </mrow>
                  <msup>
                    <mrow>
                      <mo stretchy="false">(</mo>
                      <mrow>
                        <mover accent="true">
                          <mo stretchy="false">ω</mo>
                          <mo stretchy="false">̄</mo>
                        </mover>
                        <mrow>
                          <mi/>
                          <mo stretchy="false">−</mo>
                          <mi/>
                        </mrow>
                        <mrow>
                          <mn>1</mn>
                          <mo stretchy="false">/</mo>
                          <mover accent="true">
                            <mo stretchy="false">ω</mo>
                            <mo stretchy="false">̄</mo>
                          </mover>
                        </mrow>
                        <mi>C</mi>
                      </mrow>
                      <mo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i>Z</mi>
            <mrow>
              <mi/>
              <mo stretchy="false">=</mo>
              <mi/>
            </mrow>
            <mfrac>
              <mrow>
                <msub>
                  <mi>U</mi>
                  <mtext>e</mtext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>I</mi>
                <mrow>
                  <mo stretchy="false">(</mo>
                  <mrow>
                    <mi>t</mi>
                  </mrow>
                  <mo stretchy="false">)</mo>
                </mrow>
              </mrow>
            </mfrac>
            <mrow>
              <mi/>
              <mo stretchy="false">=</mo>
              <mi/>
            </mrow>
            <mfrac>
              <msub>
                <mi>U</mi>
                <mn>0</mn>
              </msub>
              <msub>
                <mi>I</mi>
                <mn>0</mn>
              </msub>
            </mfrac>
            <msup>
              <mtext>e</mtext>
              <mrow>
                <mtext>i</mtext>
                <mo stretchy="false">ϕ</mo>
              </mrow>
            </msup>
            <mrow>
              <mi/>
              <mo stretchy="false">=</mo>
              <mi/>
            </mrow>
            <mi>R</mi>
            <mrow>
              <mi/>
              <mo stretchy="false">+</mo>
              <mi/>
            </mrow>
            <mfenced open="(" close=")">
              <mrow>
                <mover accent="true">
                  <mo stretchy="false">ω</mo>
                  <mo stretchy="false">̄</mo>
                </mover>
                <mi>L</mi>
                <mrow>
                  <mi/>
                  <mo stretchy="false">−</mo>
                  <mi/>
                </mrow>
                <mfrac>
                  <mn>1</mn>
                  <mrow>
                    <mover accent="true">
                      <mo stretchy="false">ω</mo>
                      <mo stretchy="false">̄</mo>
                    </mover>
                    <mi>C</mi>
                  </mrow>
                </mfrac>
              </mrow>
            </mfenced>
          </mrow>
        </mtd>
      </mtr>
      <mtr>
        <mtd>
          <mrow>
            <msub>
              <mi>U</mi>
              <mtext>e</mtext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U</mi>
              <mn>0</mn>
            </msub>
            <msup>
              <mtext>e</mtext>
              <mrow>
                <mtext>i</mtext>
                <mover accent="true">
                  <mo stretchy="false">ω</mo>
                  <mo stretchy="false">̄</mo>
                </mover>
                <mi>t</mi>
              </mrow>
            </msup>
            <mi/>
            <mtext>;</mtext>
            <mi/>
            <mi>I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I</mi>
              <mn>0</mn>
            </msub>
            <msup>
              <mtext>e</mtext>
              <mrow>
                <mtext>i</mtext>
                <mrow>
                  <mo stretchy="false">(</mo>
                  <mrow>
                    <mover accent="true">
                      <mo stretchy="false">ω</mo>
                      <mo stretchy="false">̄</mo>
                    </mover>
                    <mrow>
                      <mi>t</mi>
                      <mo stretchy="false">−</mo>
                      <mo stretchy="false">ϕ</mo>
                    </mrow>
                  </mrow>
                  <mo stretchy="false">)</mo>
                </mrow>
              </mrow>
            </msup>
          </mrow>
        </mtd>
      </mtr>
    </mtable>
    <annotation encoding="StarMath 5.0">I_0 `=` U_0 over lline Z rline `=` U_0 over sqrt {R^2 `+` ( bar %iomega `-` 1 / bar %iomega C )^2} newline newline
Z `=` {U_"e"(t)} over {I(t)} `=` U_0 over I_0 "e"^{"i" %iphi} `=` R `+` left ( bar %iomega L `-` 1 over {bar %iomega C} right ) newline
U_"e"(t) `=` U_0 "e"^{"i" bar %iomega t} `";"~ I(t) `=` I_0 "e"^{"i" (bar %iomega t - %iphi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0:40:34.760000000</meta:creation-date>
    <meta:generator>LibreOffice/4.1.4.2$Windows_x86 LibreOffice_project/0a0440ccc0227ad9829de5f46be37cfb6edcf72</meta:generator>
  </office:meta>
</office:document-meta>
</file>